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2675704956055" calcext:value-type="float">
            <text:p>0.00322675704956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6149673461914" calcext:value-type="float">
            <text:p>0.0035614967346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9887084960938" calcext:value-type="float">
            <text:p>0.0089988708496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05585289001465" calcext:value-type="float">
            <text:p>0.0090558528900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0286426544189" calcext:value-type="float">
            <text:p>0.0160286426544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403371810913" calcext:value-type="float">
            <text:p>0.109403371810913</text:p>
          </table:table-cell>
          <table:table-cell office:value-type="float" office:value="0.113410949707031" calcext:value-type="float">
            <text:p>0.1134109497070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8605117797852" calcext:value-type="float">
            <text:p>0.388605117797852</text:p>
          </table:table-cell>
          <table:table-cell office:value-type="float" office:value="0.393680334091186" calcext:value-type="float">
            <text:p>0.393680334091186</text:p>
          </table:table-cell>
          <table:table-cell office:value-type="float" office:value="0.176702737808228" calcext:value-type="float">
            <text:p>0.176702737808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5024862289429" calcext:value-type="float">
            <text:p>2.55024862289429</text:p>
          </table:table-cell>
          <table:table-cell office:value-type="float" office:value="0.437797784805298" calcext:value-type="float">
            <text:p>0.437797784805298</text:p>
          </table:table-cell>
          <table:table-cell office:value-type="float" office:value="1.29504537582397" calcext:value-type="float">
            <text:p>1.295045375823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0928237438202" calcext:value-type="float">
            <text:p>25.0928237438202</text:p>
          </table:table-cell>
          <table:table-cell office:value-type="float" office:value="43.3140318393707" calcext:value-type="float">
            <text:p>43.3140318393707</text:p>
          </table:table-cell>
          <table:table-cell office:value-type="float" office:value="11.7735421657562" calcext:value-type="float">
            <text:p>11.7735421657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43.997034928</meta:creation-date>
    <dc:date>2019-11-06T17:10:48.386912369</dc:date>
    <meta:editing-duration>PT10M4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